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0.4951388888889cm"/>
    </style:style>
    <style:style style:name="co3" style:family="table-column">
      <style:table-column-properties fo:break-before="auto" style:column-width="8.46666666666667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35138888888889cm"/>
    </style:style>
    <style:style style:name="co6" style:family="table-column">
      <style:table-column-properties fo:break-before="auto" style:column-width="5.11527777777778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number-columns-repeated="2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36" table:default-cell-style-name="ce14"/>
        <table:table-column table:style-name="co6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7790" table:style-name="ce6">
            <text:p>7,790</text:p>
          </table:table-cell>
          <table:table-cell office:value-type="float" office:value="6991.8380000000143" table:style-name="ce7">
            <text:p>6,991.84</text:p>
          </table:table-cell>
          <table:table-cell office:value-type="float" office:value="15418" table:style-name="ce6">
            <text:p>15,418</text:p>
          </table:table-cell>
          <table:table-cell office:value-type="float" office:value="14241.838845629884" table:style-name="ce7">
            <text:p>14,241.84</text:p>
          </table:table-cell>
          <table:table-cell office:value-type="float" office:value="10009" table:style-name="ce6">
            <text:p>10,009</text:p>
          </table:table-cell>
          <table:table-cell office:value-type="float" office:value="9704.8369999999759" table:style-name="ce7">
            <text:p>9,704.84</text:p>
          </table:table-cell>
          <table:table-cell office:value-type="float" office:value="3995" table:style-name="ce6">
            <text:p>3,995</text:p>
          </table:table-cell>
          <table:table-cell office:value-type="float" office:value="3907.2320000000013" table:style-name="ce7">
            <text:p>3,907.23</text:p>
          </table:table-cell>
          <table:table-cell office:value-type="float" office:value="317" table:style-name="ce6">
            <text:p>317</text:p>
          </table:table-cell>
          <table:table-cell office:value-type="float" office:value="311.12100000000004" table:style-name="ce7">
            <text:p>311.12</text:p>
          </table:table-cell>
          <table:table-cell office:value-type="float" office:value="201" table:style-name="ce6">
            <text:p>201</text:p>
          </table:table-cell>
          <table:table-cell office:value-type="float" office:value="193.77386828200002" table:style-name="ce7">
            <text:p>193.77</text:p>
          </table:table-cell>
          <table:table-cell office:value-type="float" office:value="37730" table:style-name="ce8">
            <text:p>37,730</text:p>
          </table:table-cell>
          <table:table-cell office:value-type="float" office:value="35350.640713911875" table:style-name="ce9">
            <text:p>35,350.64</text:p>
          </table:table-cell>
          <table:table-cell office:value-type="float" office:value="5228" table:style-name="ce6">
            <text:p>5,228</text:p>
          </table:table-cell>
          <table:table-cell office:value-type="float" office:value="5039.6799999999866" table:style-name="ce7">
            <text:p>5,039.68</text:p>
          </table:table-cell>
          <table:table-cell office:value-type="float" office:value="832" table:style-name="ce6">
            <text:p>832</text:p>
          </table:table-cell>
          <table:table-cell office:value-type="float" office:value="827.63799999999992" table:style-name="ce7">
            <text:p>827.6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060" table:style-name="ce8">
            <text:p>6,060</text:p>
          </table:table-cell>
          <table:table-cell office:value-type="float" office:value="5867.3179999999866" table:style-name="ce9">
            <text:p>5,867.32</text:p>
          </table:table-cell>
          <table:table-cell table:style-name="ce7"/>
          <table:table-cell office:value-type="float" office:value="43790" table:style-name="ce8">
            <text:p>43,790</text:p>
          </table:table-cell>
          <table:table-cell office:value-type="float" office:value="41217.958713911859" table:style-name="ce9">
            <text:p>41,217.96</text:p>
          </table:table-cell>
          <table:table-cell office:value-type="currency" office:value="97156623.129999995" table:style-name="ce10">
            <text:p>£97,156,623.13</text:p>
          </table:table-cell>
          <table:table-cell office:value-type="currency" office:value="9367964.7999999877" table:style-name="ce10">
            <text:p>£9,367,964.80</text:p>
          </table:table-cell>
          <table:table-cell office:value-type="currency" office:value="1403405.45" table:style-name="ce10">
            <text:p>£1,403,405.45</text:p>
          </table:table-cell>
          <table:table-cell office:value-type="currency" office:value="2846244.96" table:style-name="ce10">
            <text:p>£2,846,244.96</text:p>
          </table:table-cell>
          <table:table-cell office:value-type="currency" office:value="28241036.979999997" table:style-name="ce10">
            <text:p>£28,241,036.98</text:p>
          </table:table-cell>
          <table:table-cell office:value-type="currency" office:value="12127313.739999998" table:style-name="ce10">
            <text:p>£12,127,313.74</text:p>
          </table:table-cell>
          <table:table-cell office:value-type="currency" office:value="151142589.05999997" table:style-name="ce11">
            <text:p>£151,142,589.06</text:p>
          </table:table-cell>
          <table:table-cell office:value-type="currency" office:value="16269793.219999999" table:style-name="ce10">
            <text:p>£16,269,793.22</text:p>
          </table:table-cell>
          <table:table-cell office:value-type="currency" office:value="9301577.9799999967" table:style-name="ce10">
            <text:p>£9,301,577.98</text:p>
          </table:table-cell>
          <table:table-cell office:value-type="currency" office:value="25571371.199999996" table:style-name="ce11">
            <text:p>£25,571,371.20</text:p>
          </table:table-cell>
          <table:table-cell office:value-type="currency" office:value="176713960.25999996" table:style-name="ce12">
            <text:p>£176,713,960.26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58" table:style-name="ce6">
            <text:p>358</text:p>
          </table:table-cell>
          <table:table-cell office:value-type="float" office:value="283.60405405239976" table:style-name="ce7">
            <text:p>283.60</text:p>
          </table:table-cell>
          <table:table-cell office:value-type="float" office:value="303" table:style-name="ce6">
            <text:p>303</text:p>
          </table:table-cell>
          <table:table-cell office:value-type="float" office:value="271.27016216250013" table:style-name="ce7">
            <text:p>271.27</text:p>
          </table:table-cell>
          <table:table-cell office:value-type="float" office:value="416" table:style-name="ce6">
            <text:p>416</text:p>
          </table:table-cell>
          <table:table-cell office:value-type="float" office:value="400.3827027024999" table:style-name="ce7">
            <text:p>400.38</text:p>
          </table:table-cell>
          <table:table-cell office:value-type="float" office:value="96" table:style-name="ce6">
            <text:p>96</text:p>
          </table:table-cell>
          <table:table-cell office:value-type="float" office:value="94.451351351299991" table:style-name="ce7">
            <text:p>94.45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7">
            <text:p>11.00</text:p>
          </table:table-cell>
          <table:table-cell office:value-type="float" office:value="6" table:style-name="ce6">
            <text:p>6</text:p>
          </table:table-cell>
          <table:table-cell office:value-type="float" office:value="5.4" table:style-name="ce7">
            <text:p>5.40</text:p>
          </table:table-cell>
          <table:table-cell office:value-type="float" office:value="1190" table:style-name="ce8">
            <text:p>1,190</text:p>
          </table:table-cell>
          <table:table-cell office:value-type="float" office:value="1066.1082702686999" table:style-name="ce9">
            <text:p>1,066.1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7">
            <text:p>7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9">
            <text:p>7.00</text:p>
          </table:table-cell>
          <table:table-cell table:style-name="ce7"/>
          <table:table-cell office:value-type="float" office:value="1197" table:style-name="ce8">
            <text:p>1,197</text:p>
          </table:table-cell>
          <table:table-cell office:value-type="float" office:value="1073.1082702686999" table:style-name="ce9">
            <text:p>1,073.11</text:p>
          </table:table-cell>
          <table:table-cell office:value-type="currency" office:value="2718610.52" table:style-name="ce10">
            <text:p>£2,718,610.52</text:p>
          </table:table-cell>
          <table:table-cell office:value-type="currency" office:value="47519.920000000006" table:style-name="ce10">
            <text:p>£47,519.92</text:p>
          </table:table-cell>
          <table:table-cell office:value-type="currency" office:value="0" table:style-name="ce10">
            <text:p>£0.00</text:p>
          </table:table-cell>
          <table:table-cell office:value-type="currency" office:value="178619.87999999998" table:style-name="ce10">
            <text:p>£178,619.88</text:p>
          </table:table-cell>
          <table:table-cell office:value-type="currency" office:value="733430.89" table:style-name="ce10">
            <text:p>£733,430.89</text:p>
          </table:table-cell>
          <table:table-cell office:value-type="currency" office:value="322097.58" table:style-name="ce10">
            <text:p>£322,097.58</text:p>
          </table:table-cell>
          <table:table-cell office:value-type="currency" office:value="4000278.79" table:style-name="ce11">
            <text:p>£4,000,278.79</text:p>
          </table:table-cell>
          <table:table-cell office:value-type="currency" office:value="0" table:style-name="ce10">
            <text:p>£0.00</text:p>
          </table:table-cell>
          <table:table-cell office:value-type="currency" office:value="142803.89000000001" table:style-name="ce10">
            <text:p>£142,803.89</text:p>
          </table:table-cell>
          <table:table-cell office:value-type="currency" office:value="142803.89000000001" table:style-name="ce11">
            <text:p>£142,803.89</text:p>
          </table:table-cell>
          <table:table-cell office:value-type="currency" office:value="4143082.68" table:style-name="ce12">
            <text:p>£4,143,082.6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87" table:style-name="ce6">
            <text:p>187</text:p>
          </table:table-cell>
          <table:table-cell office:value-type="float" office:value="180" table:style-name="ce7">
            <text:p>180.00</text:p>
          </table:table-cell>
          <table:table-cell office:value-type="float" office:value="457" table:style-name="ce6">
            <text:p>457</text:p>
          </table:table-cell>
          <table:table-cell office:value-type="float" office:value="436.2" table:style-name="ce7">
            <text:p>436.20</text:p>
          </table:table-cell>
          <table:table-cell office:value-type="float" office:value="304" table:style-name="ce6">
            <text:p>304</text:p>
          </table:table-cell>
          <table:table-cell office:value-type="float" office:value="297.89999999999998" table:style-name="ce7">
            <text:p>297.90</text:p>
          </table:table-cell>
          <table:table-cell office:value-type="float" office:value="42" table:style-name="ce6">
            <text:p>42</text:p>
          </table:table-cell>
          <table:table-cell office:value-type="float" office:value="41.6" table:style-name="ce7">
            <text:p>41.60</text:p>
          </table:table-cell>
          <table:table-cell office:value-type="float" office:value="14" table:style-name="ce6">
            <text:p>14</text:p>
          </table:table-cell>
          <table:table-cell office:value-type="float" office:value="13.6" table:style-name="ce7">
            <text:p>13.6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1005" table:style-name="ce8">
            <text:p>1,005</text:p>
          </table:table-cell>
          <table:table-cell office:value-type="float" office:value="970.30000000000007" table:style-name="ce9">
            <text:p>970.30</text:p>
          </table:table-cell>
          <table:table-cell office:value-type="float" office:value="4" table:style-name="ce6">
            <text:p>4</text:p>
          </table:table-cell>
          <table:table-cell office:value-type="float" office:value="0.4" table:style-name="ce7">
            <text:p>0.40</text:p>
          </table:table-cell>
          <table:table-cell office:value-type="float" office:value="1" table:style-name="ce6">
            <text:p>1</text:p>
          </table:table-cell>
          <table:table-cell office:value-type="float" office:value="0.45" table:style-name="ce7">
            <text:p>0.4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" table:style-name="ce8">
            <text:p>5</text:p>
          </table:table-cell>
          <table:table-cell office:value-type="float" office:value="0.85000000000000009" table:style-name="ce9">
            <text:p>0.85</text:p>
          </table:table-cell>
          <table:table-cell table:style-name="ce7"/>
          <table:table-cell office:value-type="float" office:value="1010" table:style-name="ce8">
            <text:p>1,010</text:p>
          </table:table-cell>
          <table:table-cell office:value-type="float" office:value="971.15000000000009" table:style-name="ce9">
            <text:p>971.15</text:p>
          </table:table-cell>
          <table:table-cell office:value-type="currency" office:value="2939633" table:style-name="ce10">
            <text:p>£2,939,633.00</text:p>
          </table:table-cell>
          <table:table-cell office:value-type="currency" office:value="78976" table:style-name="ce10">
            <text:p>£78,976.00</text:p>
          </table:table-cell>
          <table:table-cell office:value-type="currency" office:value="27387" table:style-name="ce10">
            <text:p>£27,387.00</text:p>
          </table:table-cell>
          <table:table-cell office:value-type="currency" office:value="37659" table:style-name="ce10">
            <text:p>£37,659.00</text:p>
          </table:table-cell>
          <table:table-cell office:value-type="currency" office:value="798072" table:style-name="ce10">
            <text:p>£798,072.00</text:p>
          </table:table-cell>
          <table:table-cell office:value-type="currency" office:value="359396" table:style-name="ce10">
            <text:p>£359,396.00</text:p>
          </table:table-cell>
          <table:table-cell office:value-type="currency" office:value="4241123" table:style-name="ce11">
            <text:p>£4,241,123.00</text:p>
          </table:table-cell>
          <table:table-cell office:value-type="currency" office:value="-24652" table:style-name="ce10">
            <text:p>-£24,652.00</text:p>
          </table:table-cell>
          <table:table-cell office:value-type="currency" office:value="0" table:style-name="ce10">
            <text:p>£0.00</text:p>
          </table:table-cell>
          <table:table-cell office:value-type="currency" office:value="-24652" table:style-name="ce11">
            <text:p>-£24,652.00</text:p>
          </table:table-cell>
          <table:table-cell office:value-type="currency" office:value="4216471" table:style-name="ce12">
            <text:p>£4,216,471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" table:style-name="ce6">
            <text:p>8</text:p>
          </table:table-cell>
          <table:table-cell office:value-type="float" office:value="7.6" table:style-name="ce7">
            <text:p>7.60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7">
            <text:p>37.0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1" table:style-name="ce6">
            <text:p>1</text:p>
          </table:table-cell>
          <table:table-cell office:value-type="float" office:value="0.8" table:style-name="ce7">
            <text:p>0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8" table:style-name="ce8">
            <text:p>58</text:p>
          </table:table-cell>
          <table:table-cell office:value-type="float" office:value="57.199999999999996" table:style-name="ce9">
            <text:p>57.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58" table:style-name="ce8">
            <text:p>58</text:p>
          </table:table-cell>
          <table:table-cell office:value-type="float" office:value="57.199999999999996" table:style-name="ce9">
            <text:p>57.20</text:p>
          </table:table-cell>
          <table:table-cell office:value-type="currency" office:value="195458.47" table:style-name="ce10">
            <text:p>£195,458.47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50674.65" table:style-name="ce10">
            <text:p>£50,674.65</text:p>
          </table:table-cell>
          <table:table-cell office:value-type="currency" office:value="22483.119999999999" table:style-name="ce10">
            <text:p>£22,483.12</text:p>
          </table:table-cell>
          <table:table-cell office:value-type="currency" office:value="268616.24" table:style-name="ce11">
            <text:p>£268,616.24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68616.24" table:style-name="ce12">
            <text:p>£268,616.2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0" table:style-name="ce6">
            <text:p>80</text:p>
          </table:table-cell>
          <table:table-cell office:value-type="float" office:value="73.67" table:style-name="ce7">
            <text:p>73.67</text:p>
          </table:table-cell>
          <table:table-cell office:value-type="float" office:value="100" table:style-name="ce6">
            <text:p>100</text:p>
          </table:table-cell>
          <table:table-cell office:value-type="float" office:value="98.66" table:style-name="ce7">
            <text:p>98.66</text:p>
          </table:table-cell>
          <table:table-cell office:value-type="float" office:value="79" table:style-name="ce6">
            <text:p>79</text:p>
          </table:table-cell>
          <table:table-cell office:value-type="float" office:value="78.83" table:style-name="ce7">
            <text:p>78.83</text:p>
          </table:table-cell>
          <table:table-cell office:value-type="float" office:value="16" table:style-name="ce6">
            <text:p>16</text:p>
          </table:table-cell>
          <table:table-cell office:value-type="float" office:value="15.4" table:style-name="ce7">
            <text:p>15.4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5" table:style-name="ce6">
            <text:p>5</text:p>
          </table:table-cell>
          <table:table-cell office:value-type="float" office:value="0.88" table:style-name="ce7">
            <text:p>0.88</text:p>
          </table:table-cell>
          <table:table-cell office:value-type="float" office:value="285" table:style-name="ce8">
            <text:p>285</text:p>
          </table:table-cell>
          <table:table-cell office:value-type="float" office:value="272.43999999999994" table:style-name="ce9">
            <text:p>272.4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6">
            <text:p>8</text:p>
          </table:table-cell>
          <table:table-cell office:value-type="float" office:value="7.4" table:style-name="ce7">
            <text:p>7.4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8">
            <text:p>8</text:p>
          </table:table-cell>
          <table:table-cell office:value-type="float" office:value="7.4" table:style-name="ce9">
            <text:p>7.40</text:p>
          </table:table-cell>
          <table:table-cell table:style-name="ce7"/>
          <table:table-cell office:value-type="float" office:value="293" table:style-name="ce8">
            <text:p>293</text:p>
          </table:table-cell>
          <table:table-cell office:value-type="float" office:value="279.83999999999992" table:style-name="ce9">
            <text:p>279.84</text:p>
          </table:table-cell>
          <table:table-cell office:value-type="currency" office:value="858361.08" table:style-name="ce10">
            <text:p>£858,361.08</text:p>
          </table:table-cell>
          <table:table-cell office:value-type="currency" office:value="12159.16" table:style-name="ce10">
            <text:p>£12,159.16</text:p>
          </table:table-cell>
          <table:table-cell office:value-type="currency" office:value="6000" table:style-name="ce10">
            <text:p>£6,000.00</text:p>
          </table:table-cell>
          <table:table-cell office:value-type="currency" office:value="17899.91" table:style-name="ce10">
            <text:p>£17,899.91</text:p>
          </table:table-cell>
          <table:table-cell office:value-type="currency" office:value="205330.82" table:style-name="ce10">
            <text:p>£205,330.82</text:p>
          </table:table-cell>
          <table:table-cell office:value-type="currency" office:value="101583.59" table:style-name="ce10">
            <text:p>£101,583.59</text:p>
          </table:table-cell>
          <table:table-cell office:value-type="currency" office:value="1201334.56" table:style-name="ce11">
            <text:p>£1,201,334.56</text:p>
          </table:table-cell>
          <table:table-cell office:value-type="currency" office:value="0" table:style-name="ce10">
            <text:p>£0.00</text:p>
          </table:table-cell>
          <table:table-cell office:value-type="currency" office:value="124745" table:style-name="ce10">
            <text:p>£124,745.00</text:p>
          </table:table-cell>
          <table:table-cell office:value-type="currency" office:value="124745" table:style-name="ce11">
            <text:p>£124,745.00</text:p>
          </table:table-cell>
          <table:table-cell office:value-type="currency" office:value="1326079.56" table:style-name="ce12">
            <text:p>£1,326,079.5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11" table:style-name="ce6">
            <text:p>11</text:p>
          </table:table-cell>
          <table:table-cell office:value-type="float" office:value="10.199999999999999" table:style-name="ce7">
            <text:p>10.20</text:p>
          </table:table-cell>
          <table:table-cell office:value-type="float" office:value="90" table:style-name="ce6">
            <text:p>90</text:p>
          </table:table-cell>
          <table:table-cell office:value-type="float" office:value="87.98" table:style-name="ce7">
            <text:p>87.98</text:p>
          </table:table-cell>
          <table:table-cell office:value-type="float" office:value="9" table:style-name="ce6">
            <text:p>9</text:p>
          </table:table-cell>
          <table:table-cell office:value-type="float" office:value="8.8000000000000007" table:style-name="ce7">
            <text:p>8.8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6" table:style-name="ce8">
            <text:p>116</text:p>
          </table:table-cell>
          <table:table-cell office:value-type="float" office:value="112.98" table:style-name="ce9">
            <text:p>112.9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6" table:style-name="ce8">
            <text:p>116</text:p>
          </table:table-cell>
          <table:table-cell office:value-type="float" office:value="112.98" table:style-name="ce9">
            <text:p>112.98</text:p>
          </table:table-cell>
          <table:table-cell office:value-type="currency" office:value="322629.23" table:style-name="ce10">
            <text:p>£322,629.23</text:p>
          </table:table-cell>
          <table:table-cell office:value-type="currency" office:value="7511.12" table:style-name="ce10">
            <text:p>£7,511.12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79703.670000000056" table:style-name="ce10">
            <text:p>£79,703.67</text:p>
          </table:table-cell>
          <table:table-cell office:value-type="currency" office:value="36998.869999999988" table:style-name="ce10">
            <text:p>£36,998.87</text:p>
          </table:table-cell>
          <table:table-cell office:value-type="currency" office:value="446842.89" table:style-name="ce11">
            <text:p>£446,842.89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46842.89" table:style-name="ce12">
            <text:p>£446,842.89</text:p>
          </table:table-cell>
          <table:table-cell table:style-name="ce5"/>
          <table:table-cell table:number-columns-repeated="16342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2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16384" table:style-name="ce14"/>
        </table:table-row>
        <table:table-row table:number-rows-repeated="104853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Raji Mathew John</meta:initial-creator>
    <dc:creator>Mathew John Raji</dc:creator>
    <meta:creation-date>2022-05-25T10:02:41Z</meta:creation-date>
    <dc:date>2022-07-25T09:46:22Z</dc:date>
  </office:meta>
</office:document-meta>
</file>